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  <style:text-properties fo:font-weight="bold" style:font-weight-asian="bold"/>
    </style:style>
    <style:style style:name="P2" style:parent-style-name="Normal" style:family="paragraph">
      <style:paragraph-properties fo:margin-bottom="0in" fo:line-height="100%"/>
      <style:text-properties fo:font-style="italic" style:font-style-asian="italic"/>
    </style:style>
    <style:style style:name="P3" style:parent-style-name="Normal" style:family="paragraph">
      <style:paragraph-properties fo:margin-bottom="0in" fo:line-height="100%"/>
      <style:text-properties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margin-bottom="0in" fo:line-height="100%"/>
    </style:style>
    <style:style style:name="T5" style:parent-style-name="DefaultParagraphFont" style:family="text">
      <style:text-properties fo:font-weight="bold" style:font-weight-asian="bold" fo:font-style="italic" style:font-style-asian="italic"/>
    </style:style>
    <style:style style:name="T6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style:text-position="super 66.6%"/>
    </style:style>
  </office:automatic-styles>
  <office:body>
    <office:text text:use-soft-page-breaks="true">
      <text:p text:style-name="P1">Text</text:p>
      <text:p text:style-name="P2">Text</text:p>
      <text:p text:style-name="P3">Text</text:p>
      <text:p text:style-name="P4">Text</text:p>
      <text:p text:style-name="NormalWeb">Daß der eher eindimensionale Nationalstürmertyp Gomez den früheren <text:s/><text:span text:style-name="T5">Nationalstürmer</text:span><text:s text:c="2"/>Hoeneß nicht grenzenlos begeistert, das hatte der Klubpatron schon Frühjahr geäußert, als Meister Dortmund davonzog. Gomez bewege sich zu wenig, kritisierte Hoeneß - eine Ansicht, die der mit ihm freundschaftlich verbundene <text:s/><text:span text:style-name="T6">Amateur-Trainer</text:span><text:s text:c="2"/>Mehmet Scholl während der EM als TV-Experte ("wundgelegen") praktischerweise zuspitzte. Die neue Debatte begann nun am Wochenende, als Hoeneß, wie er selbst sagt, "in einem <text:s/><text:span text:style-name="T7">Bierzelt</text:span><text:s text:c="2"/>bei einem Fantreffen im bayerischen Wald" über Gomez urteilte, dieser sei "gut, aber<text:s/>nicht sehr gut". Tags darauf hat der Präsident zielsicher nachgelegt, als er Gomez die Niederlage gegen Chelsea <text:span text:style-name="T8">zuschanzte!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de" style:country-asian="DE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heherazade</meta:initial-creator>
    <dc:creator>Sheherazade</dc:creator>
    <meta:creation-date>2012-11-21T19:50:00Z</meta:creation-date>
    <dc:date>2012-11-21T19:50:00Z</dc:date>
    <meta:template xlink:href="Normal.dotm" xlink:type="simple"/>
    <meta:editing-cycles>2</meta:editing-cycles>
    <meta:editing-duration>PT0S</meta:editing-duration>
    <meta:document-statistic meta:page-count="1" meta:paragraph-count="1" meta:word-count="101" meta:character-count="739" meta:row-count="5" meta:non-whitespace-character-count="639"/>
  </office:meta>
</office:document-meta>
</file>